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fd850" officeooo:paragraph-rsid="000fd850"/>
    </style:style>
    <style:style style:name="P2" style:family="paragraph" style:parent-style-name="Standard" style:list-style-name="L1">
      <style:text-properties officeooo:paragraph-rsid="000fd850"/>
    </style:style>
    <style:style style:name="P3" style:family="paragraph" style:parent-style-name="Standard" style:list-style-name="L1">
      <style:text-properties officeooo:rsid="00100a66" officeooo:paragraph-rsid="00100a66"/>
    </style:style>
    <style:style style:name="T1" style:family="text">
      <style:text-properties officeooo:rsid="000fd8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 perfect</text:p>
      <text:p text:style-name="P1"/>
      <text:p text:style-name="P1"/>
      <text:p text:style-name="P1"/>
      <text:list xml:id="list3451710976801460242" text:style-name="L1">
        <text:list-item>
          <text:p text:style-name="P2"><text:span text:style-name="T1">We use the Present Perfect to say that an action happened at an unspecified time before now. The exact time is not important: I have seen that film.</text:span></text:p>
        </text:list-item>
        <text:list-item>
          <text:p text:style-name="P3">Correct position of adverbs</text:p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23:03.673035822</meta:creation-date>
    <dc:date>2014-10-29T21:35:51.445449619</dc:date>
    <meta:editing-duration>PT1H10M30S</meta:editing-duration>
    <meta:editing-cycles>2</meta:editing-cycles>
    <meta:generator>LibreOffice/4.2.6.3$Linux_x86 LibreOffice_project/420m0$Build-3</meta:generator>
    <meta:document-statistic meta:table-count="0" meta:image-count="0" meta:object-count="0" meta:page-count="1" meta:paragraph-count="3" meta:word-count="36" meta:character-count="192" meta:non-whitespace-character-count="161"/>
  </office:meta>
</office:document-meta>
</file>